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may-break-between-rows="false"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paragraph-properties fo:margin-left="0.5in" fo:margin-right="0in" fo:text-indent="0in" style:auto-text-indent="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paragraph-properties fo:margin-left="0.5in" fo:margin-right="0in" fo:text-indent="0in" style:auto-text-indent="false"/>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Helvetica" fo:font-size="12pt" style:font-name-asian="Helvetica" style:font-size-asian="12pt" style:font-name-complex="Helvetica" style:font-size-complex="12pt"/>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Helvetica" fo:font-size="12pt" style:font-name-asian="Helvetica" style:font-size-asian="12pt" style:font-name-complex="Helvetica" style:font-size-complex="12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8" style:family="text">
      <style:text-properties style:text-position="33% 80%"/>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14598256" text:id="ct514598256">
          <text:insertion>
            <office:change-info>
              <dc:creator>Bob Jacobsen</dc:creator>
              <dc:date>2012-11-21T19:09:00</dc:date>
            </office:change-info>
          </text:insertion>
        </text:changed-region>
        <text:changed-region xml:id="ct514532032" text:id="ct514532032">
          <text:insertion>
            <office:change-info>
              <dc:creator>Bob Jacobsen</dc:creator>
              <dc:date>2012-11-21T19:10:00</dc:date>
            </office:change-info>
          </text:insertion>
        </text:changed-region>
        <text:changed-region xml:id="ct483865872" text:id="ct483865872">
          <text:deletion>
            <office:change-info>
              <dc:creator>Bob Jacobsen</dc:creator>
              <dc:date>2012-10-28T21:39:00</dc:date>
            </office:change-info>
            <text:p text:style-name="Standard">This specification describes the mechanism for sending OpenLCB-CAN messages via frames on </text:p>
          </text:deletion>
        </text:changed-region>
        <text:changed-region xml:id="ct514612272" text:id="ct514612272">
          <text:deletion>
            <office:change-info>
              <dc:creator>Bob Jacobsen</dc:creator>
              <dc:date>2012-10-28T21:38:00</dc:date>
            </office:change-info>
            <text:p text:style-name="Standard">a CAN segment. It ensures unique headers to prevent CAN arbitration errors and frame loss, message traceability, node addressing and priority management.</text:p>
          </text:deletion>
        </text:changed-region>
        <text:changed-region xml:id="ct514612400" text:id="ct514612400">
          <text:insertion>
            <office:change-info>
              <dc:creator>Bob Jacobsen</dc:creator>
              <dc:date>2012-10-28T21:37:00</dc:date>
            </office:change-info>
          </text:insertion>
        </text:changed-region>
        <text:changed-region xml:id="ct483864208" text:id="ct483864208">
          <text:insertion>
            <office:change-info>
              <dc:creator>Bob Jacobsen</dc:creator>
              <dc:date>2012-10-28T21:40:00</dc:date>
            </office:change-info>
          </text:insertion>
        </text:changed-region>
        <text:changed-region xml:id="ct483858752" text:id="ct483858752">
          <text:insertion>
            <office:change-info>
              <dc:creator>Bob Jacobsen</dc:creator>
              <dc:date>2012-10-28T23:08:00</dc:date>
            </office:change-info>
          </text:insertion>
        </text:changed-region>
        <text:changed-region xml:id="ct484129152" text:id="ct484129152">
          <text:deletion>
            <office:change-info>
              <dc:creator>Bob Jacobsen</dc:creator>
              <dc:date>2012-10-28T23:08:00</dc:date>
            </office:change-info>
            <text:p text:style-name="Standard"><text:span text:style-name="T1">is in</text:span></text:p>
          </text:deletion>
        </text:changed-region>
        <text:changed-region xml:id="ct483861008" text:id="ct483861008">
          <text:deletion>
            <office:change-info>
              <dc:creator>Bob Jacobsen</dc:creator>
              <dc:date>2012-10-28T23:09:00</dc:date>
            </office:change-info>
            <text:p text:style-name="Standard">External certification of parts shall be accepted for conformance to these standards. Conformance with a later version of a standard shall be accepted as conformance with the referenced versions.</text:p>
            <text:p text:style-name="Standard"/>
          </text:deletion>
        </text:changed-region>
        <text:changed-region xml:id="ct483853392" text:id="ct483853392">
          <text:deletion>
            <office:change-info>
              <dc:creator>Bob Jacobsen</dc:creator>
              <dc:date>2012-11-18T20:02:00</dc:date>
            </office:change-info>
            <text:p text:style-name="Standard">Each OpenLCB-CAN node shall have a unique identifier which it shall use as its node identifier (Node ID).</text:p>
          </text:deletion>
        </text:changed-region>
        <text:changed-region xml:id="ct483857504" text:id="ct483857504">
          <text:insertion>
            <office:change-info>
              <dc:creator>Bob Jacobsen</dc:creator>
              <dc:date>2012-11-18T20:02:00</dc:date>
            </office:change-info>
          </text:insertion>
        </text:changed-region>
        <text:changed-region xml:id="ct483857680" text:id="ct483857680">
          <text:insertion>
            <office:change-info>
              <dc:creator>Bob Jacobsen</dc:creator>
              <dc:date>2012-10-28T21:01:00</dc:date>
            </office:change-info>
          </text:insertion>
        </text:changed-region>
        <text:changed-region xml:id="ct483857776" text:id="ct483857776">
          <text:deletion>
            <office:change-info>
              <dc:creator>Bob Jacobsen</dc:creator>
              <dc:date>2012-10-28T21:01:00</dc:date>
            </office:change-info>
            <text:p text:style-name="Standard"><text:s/>only</text:p>
          </text:deletion>
        </text:changed-region>
        <text:changed-region xml:id="ct483850800" text:id="ct483850800">
          <text:insertion>
            <office:change-info>
              <dc:creator>Bob Jacobsen</dc:creator>
              <dc:date>2012-10-28T21:30:00</dc:date>
            </office:change-info>
          </text:insertion>
        </text:changed-region>
        <text:changed-region xml:id="ct483850896" text:id="ct483850896">
          <text:deletion>
            <office:change-info>
              <dc:creator>Bob Jacobsen</dc:creator>
              <dc:date>2012-10-28T21:01:00</dc:date>
            </office:change-info>
            <text:p text:style-name="Standard">proper</text:p>
          </text:deletion>
        </text:changed-region>
        <text:changed-region xml:id="ct483850544" text:id="ct483850544">
          <text:insertion>
            <office:change-info>
              <dc:creator>Bob Jacobsen</dc:creator>
              <dc:date>2012-10-28T21:01:00</dc:date>
            </office:change-info>
          </text:insertion>
        </text:changed-region>
        <text:changed-region xml:id="ct483851216" text:id="ct483851216">
          <text:deletion>
            <office:change-info>
              <dc:creator>Bob Jacobsen</dc:creator>
              <dc:date>2012-09-15T20:59:00</dc:date>
            </office:change-info>
            <text:p text:style-name="Standard">must</text:p>
          </text:deletion>
        </text:changed-region>
        <text:changed-region xml:id="ct483850096" text:id="ct483850096">
          <text:insertion>
            <office:change-info>
              <dc:creator>Bob Jacobsen</dc:creator>
              <dc:date>2012-09-15T20:59:00</dc:date>
            </office:change-info>
          </text:insertion>
        </text:changed-region>
        <text:changed-region xml:id="ct483850192" text:id="ct483850192">
          <text:insertion>
            <office:change-info>
              <dc:creator>Bob Jacobsen</dc:creator>
              <dc:date>2012-10-28T21:04:00</dc:date>
            </office:change-info>
          </text:insertion>
        </text:changed-region>
        <text:changed-region xml:id="ct483850288" text:id="ct483850288">
          <text:deletion>
            <office:change-info>
              <dc:creator>Bob Jacobsen</dc:creator>
              <dc:date>2012-10-28T21:04:00</dc:date>
            </office:change-info>
            <text:p text:style-name="Standard">and are defined in </text:p>
          </text:deletion>
        </text:changed-region>
        <text:changed-region xml:id="ct294702208" text:id="ct294702208">
          <text:deletion>
            <office:change-info>
              <dc:creator>Bob Jacobsen</dc:creator>
              <dc:date>2012-10-28T21:03:00</dc:date>
            </office:change-info>
            <text:p text:style-name="Standard">later sections</text:p>
          </text:deletion>
        </text:changed-region>
        <text:changed-region xml:id="ct483850416" text:id="ct483850416">
          <text:insertion>
            <office:change-info>
              <dc:creator>Bob Jacobsen</dc:creator>
              <dc:date>2012-10-28T21:04:00</dc:date>
            </office:change-info>
          </text:insertion>
        </text:changed-region>
        <text:changed-region xml:id="ct484281200" text:id="ct484281200">
          <text:insertion>
            <office:change-info>
              <dc:creator>Bob Jacobsen</dc:creator>
              <dc:date>2012-10-28T21:05:00</dc:date>
            </office:change-info>
          </text:insertion>
        </text:changed-region>
        <text:changed-region xml:id="ct484281424" text:id="ct484281424">
          <text:deletion>
            <office:change-info>
              <dc:creator>Bob Jacobsen</dc:creator>
              <dc:date>2012-10-28T21:05:00</dc:date>
            </office:change-info>
            <text:p text:style-name="Standard">.</text:p>
          </text:deletion>
        </text:changed-region>
        <text:changed-region xml:id="ct483844128" text:id="ct483844128">
          <text:insertion>
            <office:change-info>
              <dc:creator>Bob Jacobsen</dc:creator>
              <dc:date>2012-10-28T21:05:00</dc:date>
            </office:change-info>
          </text:insertion>
        </text:changed-region>
        <text:changed-region xml:id="ct483839184" text:id="ct483839184">
          <text:deletion>
            <office:change-info>
              <dc:creator>Bob Jacobsen</dc:creator>
              <dc:date>2012-10-28T21:28:00</dc:date>
            </office:change-info>
            <text:p text:style-name="Table_20_Heading"><text:note text:id="ftn2"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ext:deletion>
        </text:changed-region>
        <text:changed-region xml:id="ct483839840" text:id="ct483839840">
          <text:insertion>
            <office:change-info>
              <dc:creator>Bob Jacobsen</dc:creator>
              <dc:date>2012-10-28T21:30:00</dc:date>
            </office:change-info>
          </text:insertion>
        </text:changed-region>
        <text:changed-region xml:id="ct483815408" text:id="ct483815408">
          <text:insertion>
            <office:change-info>
              <dc:creator>Bob Jacobsen</dc:creator>
              <dc:date>2012-09-15T20:58:00</dc:date>
            </office:change-info>
          </text:insertion>
        </text:changed-region>
        <text:changed-region xml:id="ct483804016" text:id="ct483804016">
          <text:deletion>
            <office:change-info>
              <dc:creator>Bob Jacobsen</dc:creator>
              <dc:date>2012-09-15T20:59:00</dc:date>
            </office:change-info>
            <text:p text:style-name="Standard">may</text:p>
          </text:deletion>
        </text:changed-region>
        <text:changed-region xml:id="ct483798832" text:id="ct483798832">
          <text:insertion>
            <office:change-info>
              <dc:creator>Bob Jacobsen</dc:creator>
              <dc:date>2012-09-15T20:59:00</dc:date>
            </office:change-info>
          </text:insertion>
        </text:changed-region>
        <text:changed-region xml:id="ct483803872" text:id="ct483803872">
          <text:deletion>
            <office:change-info>
              <dc:creator>Bob Jacobsen</dc:creator>
              <dc:date>2012-09-15T20:59:00</dc:date>
            </office:change-info>
            <text:p text:style-name="Standard">must</text:p>
          </text:deletion>
        </text:changed-region>
        <text:changed-region xml:id="ct483798928" text:id="ct483798928">
          <text:insertion>
            <office:change-info>
              <dc:creator>Bob Jacobsen</dc:creator>
              <dc:date>2012-09-15T20:59:00</dc:date>
            </office:change-info>
          </text:insertion>
        </text:changed-region>
        <text:changed-region xml:id="ct483788992" text:id="ct483788992">
          <text:deletion>
            <office:change-info>
              <dc:creator>Bob Jacobsen</dc:creator>
              <dc:date>2012-10-28T21:18:00</dc:date>
            </office:change-info>
            <text:p text:style-name="Standard"><text:s/></text:p>
          </text:deletion>
        </text:changed-region>
        <text:changed-region xml:id="ct483788832" text:id="ct483788832">
          <text:insertion>
            <office:change-info>
              <dc:creator>Bob Jacobsen</dc:creator>
              <dc:date>2012-10-28T21:18:00</dc:date>
            </office:change-info>
          </text:insertion>
        </text:changed-region>
        <text:changed-region xml:id="ct483784896" text:id="ct483784896">
          <text:insertion>
            <office:change-info>
              <dc:creator>Bob Jacobsen</dc:creator>
              <dc:date>2012-10-28T21:16:00</dc:date>
            </office:change-info>
          </text:insertion>
        </text:changed-region>
        <text:changed-region xml:id="ct514141808" text:id="ct514141808">
          <text:deletion>
            <office:change-info>
              <dc:creator>Bob Jacobsen</dc:creator>
              <dc:date>2012-10-28T21:18:00</dc:date>
            </office:change-info>
            <text:p text:style-name="Standard">Repeat </text:p>
          </text:deletion>
        </text:changed-region>
        <text:changed-region xml:id="ct514141680" text:id="ct514141680">
          <text:deletion>
            <office:change-info>
              <dc:creator>Bob Jacobsen</dc:creator>
              <dc:date>2012-10-28T21:13:00</dc:date>
            </office:change-info>
            <text:p text:style-name="Standard">that</text:p>
          </text:deletion>
        </text:changed-region>
        <text:changed-region xml:id="ct483758320" text:id="ct483758320">
          <text:deletion>
            <office:change-info>
              <dc:creator>Bob Jacobsen</dc:creator>
              <dc:date>2012-10-28T21:18:00</dc:date>
            </office:change-info>
            <text:p text:style-name="Standard"><text:s/>three more times with MMM = 0x6, x5 and 0x4, respectively, with each frame carrying the next </text:p>
          </text:deletion>
        </text:changed-region>
        <text:changed-region xml:id="ct483758224" text:id="ct483758224">
          <text:deletion>
            <office:change-info>
              <dc:creator>Bob Jacobsen</dc:creator>
              <dc:date>2012-10-28T21:15:00</dc:date>
            </office:change-info>
            <text:p text:style-name="Standard">higher </text:p>
          </text:deletion>
        </text:changed-region>
        <text:changed-region xml:id="ct514060176" text:id="ct514060176">
          <text:deletion>
            <office:change-info>
              <dc:creator>Bob Jacobsen</dc:creator>
              <dc:date>2012-10-28T21:18:00</dc:date>
            </office:change-info>
            <text:p text:style-name="Standard">12 bits of the full Node ID value, and the frames carrying the same tentative source Node ID alias value in the Source NID Alias field.</text:p>
          </text:deletion>
        </text:changed-region>
        <text:changed-region xml:id="ct483758128" text:id="ct483758128">
          <text:deletion>
            <office:change-info>
              <dc:creator>Bob Jacobsen</dc:creator>
              <dc:date>2012-10-28T21:16:00</dc:date>
            </office:change-info>
            <text:p text:style-name="Standard"><text:s/>(Protocols with a Unique ID length different from 6 bytes will do this as many times as necessary to carry the entire Unique ID)</text:p>
          </text:deletion>
        </text:changed-region>
        <text:changed-region xml:id="ct483753200" text:id="ct483753200">
          <text:insertion>
            <office:change-info>
              <dc:creator>Bob Jacobsen</dc:creator>
              <dc:date>2012-09-15T20:59:00</dc:date>
            </office:change-info>
          </text:insertion>
        </text:changed-region>
        <text:changed-region xml:id="ct483762064" text:id="ct483762064">
          <text:deletion>
            <office:change-info>
              <dc:creator>Bob Jacobsen</dc:creator>
              <dc:date>2012-10-28T21:18:00</dc:date>
            </office:change-info>
            <text:p text:style-name="Standard">top</text:p>
          </text:deletion>
        </text:changed-region>
        <text:changed-region xml:id="ct294884080" text:id="ct294884080">
          <text:insertion>
            <office:change-info>
              <dc:creator>Bob Jacobsen</dc:creator>
              <dc:date>2012-10-28T21:18:00</dc:date>
            </office:change-info>
          </text:insertion>
        </text:changed-region>
        <text:changed-region xml:id="ct483753296" text:id="ct483753296">
          <text:deletion>
            <office:change-info>
              <dc:creator>Bob Jacobsen</dc:creator>
              <dc:date>2012-10-28T21:20:00</dc:date>
            </office:change-info>
            <text:p text:style-name="Standard">the</text:p>
          </text:deletion>
        </text:changed-region>
        <text:changed-region xml:id="ct514142384" text:id="ct514142384">
          <text:insertion>
            <office:change-info>
              <dc:creator>Bob Jacobsen</dc:creator>
              <dc:date>2012-10-28T21:20:00</dc:date>
            </office:change-info>
          </text:insertion>
        </text:changed-region>
        <text:changed-region xml:id="ct294883872" text:id="ct294883872">
          <text:deletion>
            <office:change-info>
              <dc:creator>Bob Jacobsen</dc:creator>
              <dc:date>2012-10-28T21:20:00</dc:date>
            </office:change-info>
            <text:p text:style-name="Standard">being test</text:p>
          </text:deletion>
        </text:changed-region>
        <text:changed-region xml:id="ct294883680" text:id="ct294883680">
          <text:deletion>
            <office:change-info>
              <dc:creator>Bob Jacobsen</dc:creator>
              <dc:date>2012-10-28T21:19:00</dc:date>
            </office:change-info>
            <text:p text:style-name="Standard">ing</text:p>
          </text:deletion>
        </text:changed-region>
        <text:changed-region xml:id="ct483753392" text:id="ct483753392">
          <text:deletion>
            <office:change-info>
              <dc:creator>Bob Jacobsen</dc:creator>
              <dc:date>2012-10-28T21:20:00</dc:date>
            </office:change-info>
            <text:p text:style-name="Standard"><text:s/>in its source Node ID alias field</text:p>
          </text:deletion>
        </text:changed-region>
        <text:changed-region xml:id="ct483753488" text:id="ct483753488">
          <text:insertion>
            <office:change-info>
              <dc:creator>Bob Jacobsen</dc:creator>
              <dc:date>2012-10-28T21:20:00</dc:date>
            </office:change-info>
          </text:insertion>
        </text:changed-region>
        <text:changed-region xml:id="ct483751376" text:id="ct483751376">
          <text:deletion>
            <office:change-info>
              <dc:creator>Bob Jacobsen</dc:creator>
              <dc:date>2012-10-28T21:18:00</dc:date>
            </office:change-info>
            <text:p text:style-name="Standard">top</text:p>
          </text:deletion>
        </text:changed-region>
        <text:changed-region xml:id="ct483751472" text:id="ct483751472">
          <text:insertion>
            <office:change-info>
              <dc:creator>Bob Jacobsen</dc:creator>
              <dc:date>2012-10-28T21:18:00</dc:date>
            </office:change-info>
          </text:insertion>
        </text:changed-region>
        <text:changed-region xml:id="ct513916464" text:id="ct513916464">
          <text:insertion>
            <office:change-info>
              <dc:creator>Bob Jacobsen</dc:creator>
              <dc:date>2012-10-28T21:19:00</dc:date>
            </office:change-info>
          </text:insertion>
        </text:changed-region>
        <text:changed-region xml:id="ct483746560" text:id="ct483746560">
          <text:insertion>
            <office:change-info>
              <dc:creator>Bob Jacobsen</dc:creator>
              <dc:date>2012-11-18T20:35:00</dc:date>
            </office:change-info>
          </text:insertion>
        </text:changed-region>
        <text:changed-region xml:id="ct483746320" text:id="ct483746320">
          <text:deletion>
            <office:change-info>
              <dc:creator>Bob Jacobsen</dc:creator>
              <dc:date>2012-11-18T20:35:00</dc:date>
            </office:change-info>
            <text:p text:style-name="Standard"><text:s/>reserved</text:p>
          </text:deletion>
        </text:changed-region>
        <text:changed-region xml:id="ct483746752" text:id="ct483746752">
          <text:insertion>
            <office:change-info>
              <dc:creator>Bob Jacobsen</dc:creator>
              <dc:date>2012-09-15T21:00:00</dc:date>
            </office:change-info>
          </text:insertion>
        </text:changed-region>
        <text:changed-region xml:id="ct319158704" text:id="ct319158704">
          <text:deletion>
            <office:change-info>
              <dc:creator>Bob Jacobsen</dc:creator>
              <dc:date>2012-11-21T19:16:00</dc:date>
            </office:change-info>
            <text:p text:style-name="Standard">A node </text:p>
          </text:deletion>
        </text:changed-region>
        <text:changed-region xml:id="ct483746976" text:id="ct483746976">
          <text:deletion>
            <office:change-info>
              <dc:creator>Bob Jacobsen</dc:creator>
              <dc:date>2012-09-15T20:59:00</dc:date>
            </office:change-info>
            <text:p text:style-name="Standard">must</text:p>
          </text:deletion>
        </text:changed-region>
        <text:changed-region xml:id="ct319708944" text:id="ct319708944">
          <text:deletion>
            <office:change-info>
              <dc:creator>Bob Jacobsen</dc:creator>
              <dc:date>2012-11-21T19:16:00</dc:date>
            </office:change-info>
            <text:p text:style-name="Standard"><text:s/>end use of an alias within 100 milliseconds of r</text:p>
          </text:deletion>
        </text:changed-region>
        <text:changed-region xml:id="ct319084112" text:id="ct319084112">
          <text:insertion>
            <office:change-info>
              <dc:creator>Bob Jacobsen</dc:creator>
              <dc:date>2012-11-21T19:16:00</dc:date>
            </office:change-info>
          </text:insertion>
        </text:changed-region>
        <text:changed-region xml:id="ct177916512" text:id="ct177916512">
          <text:deletion>
            <office:change-info>
              <dc:creator>Bob Jacobsen</dc:creator>
              <dc:date>2012-11-21T19:16:00</dc:date>
            </office:change-info>
            <text:p text:style-name="Standard">eceiving</text:p>
          </text:deletion>
        </text:changed-region>
        <text:changed-region xml:id="ct484155824" text:id="ct484155824">
          <text:insertion>
            <office:change-info>
              <dc:creator>Bob Jacobsen</dc:creator>
              <dc:date>2012-11-21T19:16:00</dc:date>
            </office:change-info>
          </text:insertion>
        </text:changed-region>
        <text:changed-region xml:id="ct514089648" text:id="ct514089648">
          <text:deletion>
            <office:change-info>
              <dc:creator>Bob Jacobsen</dc:creator>
              <dc:date>2012-11-21T19:16:00</dc:date>
            </office:change-info>
            <text:p text:style-name="Standard">that alias.</text:p>
          </text:deletion>
        </text:changed-region>
        <text:changed-region xml:id="ct121584784" text:id="ct121584784">
          <text:insertion>
            <office:change-info>
              <dc:creator>Bob Jacobsen</dc:creator>
              <dc:date>2012-11-21T19:16:00</dc:date>
            </office:change-info>
          </text:insertion>
        </text:changed-region>
        <text:changed-region xml:id="ct484401408" text:id="ct484401408">
          <text:insertion>
            <office:change-info>
              <dc:creator>Bob Jacobsen</dc:creator>
              <dc:date>2012-11-21T19:17:00</dc:date>
            </office:change-info>
          </text:insertion>
        </text:changed-region>
        <text:changed-region xml:id="ct483740192" text:id="ct483740192">
          <text:deletion>
            <office:change-info>
              <dc:creator>Bob Jacobsen</dc:creator>
              <dc:date>2012-11-18T20:41:00</dc:date>
            </office:change-info>
            <text:p text:style-name="Standard">is</text:p>
          </text:deletion>
        </text:changed-region>
        <text:changed-region xml:id="ct483740016" text:id="ct483740016">
          <text:insertion>
            <office:change-info>
              <dc:creator>Bob Jacobsen</dc:creator>
              <dc:date>2012-11-18T20:41:00</dc:date>
            </office:change-info>
          </text:insertion>
        </text:changed-region>
        <text:changed-region xml:id="ct483739312" text:id="ct483739312">
          <text:deletion>
            <office:change-info>
              <dc:creator>Bob Jacobsen</dc:creator>
              <dc:date>2012-11-18T20:41:00</dc:date>
            </office:change-info>
            <text:p text:style-name="Standard">is</text:p>
          </text:deletion>
        </text:changed-region>
        <text:changed-region xml:id="ct483741872" text:id="ct483741872">
          <text:insertion>
            <office:change-info>
              <dc:creator>Bob Jacobsen</dc:creator>
              <dc:date>2012-11-18T20:41:00</dc:date>
            </office:change-info>
          </text:insertion>
        </text:changed-region>
        <text:changed-region xml:id="ct483742032" text:id="ct483742032">
          <text:deletion>
            <office:change-info>
              <dc:creator>Bob Jacobsen</dc:creator>
              <dc:date>2012-11-18T20:42:00</dc:date>
            </office:change-info>
            <text:p text:style-name="Standard">n</text:p>
          </text:deletion>
        </text:changed-region>
        <text:changed-region xml:id="ct295163168" text:id="ct295163168">
          <text:insertion>
            <office:change-info>
              <dc:creator>Bob Jacobsen</dc:creator>
              <dc:date>2012-11-18T20:42:00</dc:date>
            </office:change-info>
          </text:insertion>
        </text:changed-region>
        <text:changed-region xml:id="ct483744016" text:id="ct483744016">
          <text:deletion>
            <office:change-info>
              <dc:creator>Bob Jacobsen</dc:creator>
              <dc:date>2012-11-18T20:41:00</dc:date>
            </office:change-info>
            <text:p text:style-name="Standard">is</text:p>
          </text:deletion>
        </text:changed-region>
        <text:changed-region xml:id="ct483966032" text:id="ct483966032">
          <text:insertion>
            <office:change-info>
              <dc:creator>Bob Jacobsen</dc:creator>
              <dc:date>2012-11-18T20:41:00</dc:date>
            </office:change-info>
          </text:insertion>
        </text:changed-region>
        <text:changed-region xml:id="ct483736448" text:id="ct483736448">
          <text:deletion>
            <office:change-info>
              <dc:creator>Bob Jacobsen</dc:creator>
              <dc:date>2012-11-18T20:48:00</dc:date>
            </office:change-info>
            <text:p text:style-name="Standard">lamp or </text:p>
          </text:deletion>
        </text:changed-region>
        <text:changed-region xml:id="ct177774992" text:id="ct177774992">
          <text:deletion>
            <office:change-info>
              <dc:creator>Bob Jacobsen</dc:creator>
              <dc:date>2012-11-21T19:08:00</dc:date>
            </office:change-info>
            <text:p text:style-name="Standard">emit</text:p>
          </text:deletion>
        </text:changed-region>
        <text:changed-region xml:id="ct398633568" text:id="ct398633568">
          <text:insertion>
            <office:change-info>
              <dc:creator>Bob Jacobsen</dc:creator>
              <dc:date>2012-11-21T19:10:00</dc:date>
            </office:change-info>
          </text:insertion>
        </text:changed-region>
        <text:changed-region xml:id="ct542074192" text:id="ct542074192">
          <text:insertion>
            <office:change-info>
              <dc:creator>Bob Jacobsen</dc:creator>
              <dc:date>2012-11-21T19:11:00</dc:date>
            </office:change-info>
          </text:insertion>
        </text:changed-region>
        <text:changed-region xml:id="ct177288912" text:id="ct177288912">
          <text:insertion>
            <office:change-info>
              <dc:creator>Bob Jacobsen</dc:creator>
              <dc:date>2012-11-21T19:08:00</dc:date>
            </office:change-info>
          </text:insertion>
        </text:changed-region>
        <text:changed-region xml:id="ct483815168" text:id="ct483815168">
          <text:deletion>
            <office:change-info>
              <dc:creator>Bob Jacobsen</dc:creator>
              <dc:date>2012-11-21T19:09:00</dc:date>
            </office:change-info>
            <text:p text:style-name="Standard"><text:s/>a Producer-Consumer Event Report (PCER) message with the reserved Event ID “Duplicate Node ID Detected”</text:p>
          </text:deletion>
        </text:changed-region>
        <text:changed-region xml:id="ct483735472" text:id="ct483735472">
          <text:deletion>
            <office:change-info>
              <dc:creator>Bob Jacobsen</dc:creator>
              <dc:date>2012-09-15T21:01:00</dc:date>
            </office:change-info>
            <text:p text:style-name="Standard"><text:s/></text:p>
          </text:deletion>
        </text:changed-region>
        <text:changed-region xml:id="ct514597216" text:id="ct514597216">
          <text:insertion>
            <office:change-info>
              <dc:creator>Bob Jacobsen</dc:creator>
              <dc:date>2012-11-21T19:11:00</dc:date>
            </office:change-info>
          </text:insertion>
        </text:changed-region>
        <text:changed-region xml:id="ct483735584" text:id="ct483735584">
          <text:insertion>
            <office:change-info>
              <dc:creator>Bob Jacobsen</dc:creator>
              <dc:date>2012-09-15T21:01:00</dc:date>
            </office:change-info>
          </text:insertion>
        </text:changed-region>
        <text:changed-region xml:id="ct483734448" text:id="ct483734448">
          <text:deletion>
            <office:change-info>
              <dc:creator>Bob Jacobsen</dc:creator>
              <dc:date>2012-09-15T21:01:00</dc:date>
            </office:change-info>
            <text:p text:style-name="P1">followed by going</text:p>
          </text:deletion>
        </text:changed-region>
        <text:changed-region xml:id="ct294706032" text:id="ct294706032">
          <text:insertion>
            <office:change-info>
              <dc:creator>Bob Jacobsen</dc:creator>
              <dc:date>2012-09-15T21:01:00</dc:date>
            </office:change-info>
          </text:insertion>
        </text:changed-region>
        <text:changed-region xml:id="ct294706128" text:id="ct294706128">
          <text:deletion>
            <office:change-info>
              <dc:creator>Bob Jacobsen</dc:creator>
              <dc:date>2012-11-18T20:43:00</dc:date>
            </office:change-info>
            <text:p text:style-name="P1"><text:s/>offline</text:p>
          </text:deletion>
        </text:changed-region>
        <text:changed-region xml:id="ct294705904" text:id="ct294705904">
          <text:insertion>
            <office:change-info>
              <dc:creator>Bob Jacobsen</dc:creator>
              <dc:date>2012-11-18T20:43:00</dc:date>
            </office:change-info>
          </text:insertion>
        </text:changed-region>
        <text:changed-region xml:id="ct483733328" text:id="ct483733328">
          <text:deletion>
            <office:change-info>
              <dc:creator>Bob Jacobsen</dc:creator>
              <dc:date>2012-09-15T21:01:00</dc:date>
            </office:change-info>
            <text:p text:style-name="P1">.</text:p>
          </text:deletion>
        </text:changed-region>
        <text:changed-region xml:id="ct483966624" text:id="ct483966624">
          <text:insertion>
            <office:change-info>
              <dc:creator>Bob Jacobsen</dc:creator>
              <dc:date>2012-09-15T21:01:00</dc:date>
            </office:change-info>
          </text:insertion>
        </text:changed-region>
        <text:changed-region xml:id="ct483733200" text:id="ct483733200">
          <text:deletion>
            <office:change-info>
              <dc:creator>Bob Jacobsen</dc:creator>
              <dc:date>2012-09-15T20:59:00</dc:date>
            </office:change-info>
            <text:p text:style-name="Standard">must</text:p>
          </text:deletion>
        </text:changed-region>
        <text:changed-region xml:id="ct483733056" text:id="ct483733056">
          <text:insertion>
            <office:change-info>
              <dc:creator>Bob Jacobsen</dc:creator>
              <dc:date>2012-09-15T20: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 (Informative)</text:h>
      <text:p text:style-name="Standard"><text:change text:change-id="ct483865872"/><text:change text:change-id="ct514612272"/><text:change-start text:change-id="ct514612400"/>The OpenLCB suite of protocols can be used on multiple physical transports; this document describes the specifics that relate to using a CAN bus segment as a transport layer. The CAN protocol is frame based, so OpenLCB messages on a CAN bus segment are expressed as frames. This specification defines unique headers to prevent CAN arbitration errors and frame loss, and to provide message traceability, node addressing and priority management.<text:change-end text:change-id="ct514612400"/></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ext:change-start text:change-id="ct483864208"/>In this document, the term "OpenLCB-CAN" refers to details of OpenLCB nodes that are specific to using a CAN transport, as opposed to generic OpenLCB protocol or OpenLCB using other transports.</text:p>
      <text:p text:style-name="Standard"><text:change-end text:change-id="ct483864208"/>This specification <text:change-start text:change-id="ct483858752"/>should be interpreted in the<text:change-end text:change-id="ct483858752"/><text:change text:change-id="ct484129152"/> the context of the following OpenLCB-CAN Specifications:</text:p>
      <text:list xml:id="list8581113034732723525" text:style-name="L1">
        <text:list-item>
          <text:p text:style-name="P16">The OpenLCB-CAN Physical Layer Standard, which specifies the physical layer for transporting OpenLCB-CAN frames</text:p>
        </text:list-item>
        <text:list-item>
          <text:p text:style-name="P16">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change text:change-id="ct483861008"/></text:p>
      <text:p text:style-name="Standard"><text:change text:change-id="ct483853392"/><text:change-start text:change-id="ct483857504"/>Each OpenLCB node (independent of transport layer in use) shall have a unique identifier. <text:s/>When using a CAN bus transport, that identifier shall be used as its node identifier (NodeID).<text:change-end text:change-id="ct483857504"/></text:p>
      <text:h text:style-name="Heading_20_1" text:outline-level="1">Frame Format (Normative)</text:h>
      <text:p text:style-name="Standard">OpenLCB-CAN frames shall be sent and received using <text:change-start text:change-id="ct483857680"/>only <text:change-end text:change-id="ct483857680"/>the CAN extended format (29-bit header)<text:change text:change-id="ct483857776"/>. </text:p>
      <text:p text:style-name="Standard"><text:soft-page-break/>OpenLCB-CAN nodes shall <text:change-start text:change-id="ct483850800"/>o<text:change-end text:change-id="ct483850800"/>perate properly when the CAN segment carries <text:change text:change-id="ct483850896"/><text:change-start text:change-id="ct483850544"/>error-free<text:change-end text:change-id="ct483850544"/> standard-format (11-bit header) frames.</text:p>
      <text:p text:style-name="Standard">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text:change text:change-id="ct483851216"/><text:change-start text:change-id="ct483850096"/>shall<text:change-end text:change-id="ct483850096"/>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ext:change-start text:change-id="ct483850192"/>the <text:change-end text:change-id="ct483850192"/>Frame Type <text:change text:change-id="ct483850288"/><text:change text:change-id="ct294702208"/><text:change-start text:change-id="ct483850416"/>bit value. Section 6.1 of this document defines the Variable Field content for <text:change-end text:change-id="ct483850416"/><text:change-start text:change-id="ct484281200"/>CAN Control Frames. <text:change-end text:change-id="ct484281200"/><text:change text:change-id="ct484281424"/><text:change-start text:change-id="ct483844128"/>The OpenLCB Message content is defined <text:span text:style-name="T6">in the</text:span> OpenLCB Message Standard(s).<text:change-end text:change-id="ct483844128"/></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change text:change-id="ct483839184"/><text:change-start text:change-id="ct483839840"/><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change-end text:change-id="ct483839840"/>:</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8">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7380506268602084536" text:style-name="L2">
        <text:list-item>
          <text:p text:style-name="P17">Inhibited</text:p>
        </text:list-item>
        <text:list-item>
          <text:p text:style-name="P17">Permitted</text:p>
        </text:list-item>
      </text:list>
      <text:p text:style-name="Standard"><text:soft-page-break/>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text:change-start text:change-id="ct483815408"/>0b<text:change-end text:change-id="ct483815408"/>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text:change text:change-id="ct483804016"/><text:change-start text:change-id="ct483798832"/>shall<text:change-end text:change-id="ct483798832"/> not be sent, and <text:change text:change-id="ct483803872"/><text:change-start text:change-id="ct483798928"/>shall<text:change-end text:change-id="ct483798928"/>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538284853117541587" text:style-name="L3">
        <text:list-item>
          <text:p text:style-name="P18">Generate a tentative source Node ID alias value</text:p>
        </text:list-item>
        <text:list-item>
          <text:p text:style-name="P18"><text:soft-page-break/>Transmit a Check ID frame (CID) with MMM = 0x7, the least<text:change text:change-id="ct483788992"/><text:change-start text:change-id="ct483788832"/>-<text:change-end text:change-id="ct483788832"/>significant 12 bits of the full Node ID in the NNNN, NNNN, NNNN remaining twelve bits of the Variable Field, and the tentative source Node ID alias value in the Source NID Alias field.<text:change-start text:change-id="ct483784896"/></text:p>
        </text:list-item>
        <text:list-item>
          <text:p text:style-name="P18">Transmit a Check ID frame (CID) with MMM = 0x6, the next-to-least significant 12 bits of the full Node ID in the NNNN, NNNN, NNNN remaining twelve bits of the Variable Field, and the tentative source Node ID alias value in the Source NID Alias field.</text:p>
        </text:list-item>
        <text:list-item>
          <text:p text:style-name="P18">Transmit a Check ID frame (CID) with MMM = 0x5, the next-to-most significant 12 bits of the full Node ID in the NNNN, NNNN, NNNN remaining twelve bits of the Variable Field, and the tentative source Node ID alias value in the Source NID Alias field.</text:p>
        </text:list-item>
        <text:list-item>
          <text:p text:style-name="P18">Transmit a Check ID frame (CID) with MMM = 0x4, the most-significant 12 bits of the full Node ID in the NNNN, NNNN, NNNN remaining twelve bits of the Variable Field, and the tentative source Node ID alias value in the Source NID Alias field.<text:change-end text:change-id="ct483784896"/><text:change text:change-id="ct514141808"/><text:change text:change-id="ct514141680"/><text:change text:change-id="ct483758320"/><text:change text:change-id="ct483758224"/><text:change text:change-id="ct514060176"/><text:change text:change-id="ct483758128"/></text:p>
        </text:list-item>
      </text:list>
      <text:list xml:id="list2888490836856789938" text:style-name="L4">
        <text:list-item>
          <text:p text:style-name="P19">Wait at least 200 milliseconds</text:p>
        </text:list-item>
        <text:list-item>
          <text:p text:style-name="P19">Transmit a Reserve ID frame (RID) with the tentative source Node ID alias value in the Source NID Alias field.</text:p>
        </text:list-item>
      </text:list>
      <text:p text:style-name="Standard"><text:change-start text:change-id="ct483753200"/>The alias is reserved when that sequence completes without error.</text:p>
      <text:p text:style-name="Standard"><text:change-end text:change-id="ct483753200"/>The node shall restart the process at the <text:change text:change-id="ct483762064"/><text:change-start text:change-id="ct294884080"/>beginning<text:change-end text:change-id="ct294884080"/> if, before completion of the process, a frame is received that carries <text:change text:change-id="ct483753296"/><text:change-start text:change-id="ct514142384"/>a<text:change-end text:change-id="ct514142384"/> source Node ID alias value <text:change text:change-id="ct294883872"/><text:change text:change-id="ct294883680"/><text:change text:change-id="ct483753392"/><text:change-start text:change-id="ct483753488"/>that is identical to the alias value being tested by this procedure<text:change-end text:change-id="ct483753488"/>.</text:p>
      <text:p text:style-name="Standard">The node shall restart the process at the <text:change text:change-id="ct483751376"/><text:change-start text:change-id="ct483751472"/>beginnin<text:change-end text:change-id="ct483751472"/><text:change-start text:change-id="ct513916464"/>g<text:change-end text:change-id="ct513916464"/>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2650856394266495519" text:style-name="L5">
        <text:list-item>
          <text:p text:style-name="P20">Have or obtain a valid<text:change-start text:change-id="ct483746560"/>ly<text:change-end text:change-id="ct483746560"/> reserved Node ID alias</text:p>
        </text:list-item>
        <text:list-item>
          <text:p text:style-name="P20">Transmit an Alias Map Definition (AMD) frame with the node's<text:change text:change-id="ct483746320"/>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change-start text:change-id="ct483746752"/></text:p>
      <text:p text:style-name="Standard"><text:change-end text:change-id="ct483746752"/><text:change text:change-id="ct319158704"/><text:change text:change-id="ct483746976"/><text:change text:change-id="ct319708944"/><text:change-start text:change-id="ct319084112"/><text:soft-page-break/>If a node <text:change-end text:change-id="ct319084112"/><text:change text:change-id="ct177916512"/><text:change-start text:change-id="ct484155824"/>receives<text:change-end text:change-id="ct484155824"/> an Alias Map Reset (AMR) frame referencing <text:change text:change-id="ct514089648"/><text:change-start text:change-id="ct121584784"/>an alias for another node, the receiving node shall <text:change-end text:change-id="ct121584784"/><text:change-start text:change-id="ct484401408"/>stop using that alias to refer to the AMR-sending node within 100 milliseconds. <text:change-end text:change-id="ct484401408"/></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4497164774229867802" text:style-name="L6">
        <text:list-item>
          <text:p text:style-name="P21">If the frame is a Check ID (CID) frame, send a Reserve ID (RID) frame in response.</text:p>
        </text:list-item>
        <text:list-item>
          <text:p text:style-name="P21">If the frame is not a Check ID (CID) frame, the node is in Permitted state, and the received source Node ID alias is the current Node ID alias of th<text:change text:change-id="ct483740192"/><text:change-start text:change-id="ct483740016"/>e<text:change-end text:change-id="ct483740016"/> node, th<text:change text:change-id="ct483739312"/><text:change-start text:change-id="ct483741872"/>e<text:change-end text:change-id="ct483741872"/> node shall immediately transition to Inhibited state and release the current Node ID alias.</text:p>
        </text:list-item>
        <text:list-item>
          <text:p text:style-name="P21">If the frame is not a Check ID (CID) frame and the node is not in Permitted state, the node shall immediately release the matching <text:change text:change-id="ct483742032"/><text:change-start text:change-id="ct295163168"/>N<text:change-end text:change-id="ct295163168"/>ode ID alias.</text:p>
        </text:list-item>
        <text:list-item>
          <text:p text:style-name="P21">If the frame is not a Check ID (CID) frame and the received source Node ID alias is not the current Node ID alias of th<text:change text:change-id="ct483744016"/><text:change-start text:change-id="ct483966032"/>e<text:change-end text:change-id="ct483966032"/> node, the node shall immediately release the matching node ID alias.</text:p>
        </text:list-item>
      </text:list>
      <text:h text:style-name="Heading_20_3" text:outline-level="3">Duplicate Node ID Handling</text:h>
      <text:p text:style-name="Standard">Each node shall compare the node ID in each received Alias Map Definition frame with its own Node ID. <text:s/>Should they match, in addition to any other actions that may be required by the incoming message, the node </text:p>
      <text:list xml:id="list6571035773842337578" text:style-name="L7">
        <text:list-item>
          <text:p text:style-name="P22">may, but is not required to, signal the user that duplicate Node ID values exist using a<text:change text:change-id="ct483736448"/> other directly-visible indicator</text:p>
        </text:list-item>
        <text:list-item>
          <text:p text:style-name="P22">if in Permitted state, may, but is not required to, <text:change text:change-id="ct177774992"/><text:change-start text:change-id="ct398633568"/>notify other nodes of the con<text:change-end text:change-id="ct398633568"/><text:change-start text:change-id="ct542074192"/>dition by <text:change-end text:change-id="ct542074192"/><text:change-start text:change-id="ct177288912"/>transmit<text:change-end text:change-id="ct177288912"/><text:change text:change-id="ct483815168"/><text:change text:change-id="ct483735472"/><text:change-start text:change-id="ct514597216"/>ting<text:change-end text:change-id="ct514597216"/><text:change-start text:change-id="ct483735584"/> the CAN frame</text:p>
        </text:list-item>
      </text:list>
      <text:p text:style-name="P1">[195B4sss] 01.01.00.00.00.00.02.01</text:p>
      <text:p text:style-name="P1">where 'sss' is the current alias of the transmitting node<text:note text:id="ftn0" text:note-class="footnote"><text:note-citation>2</text:note-citation><text:note-body><text:p text:style-name="Footnote"><text:change-start text:change-id="ct514598256"/>This <text:span text:style-name="T7">message <text:s/>a Producer-Consumer Event Report (PCER) message with the reserved Event ID “Duplicate Node ID Detected”. More </text:span><text:change-end text:change-id="ct514598256"/><text:change-start text:change-id="ct514532032"/><text:span text:style-name="T7">information is available in the OpenLCB Event Transport Standard and associated documentation.</text:span><text:change-end text:change-id="ct514532032"/></text:p></text:note-body></text:note>. If that frame is emitted, the node is <text:change-end text:change-id="ct483735584"/><text:change text:change-id="ct483734448"/><text:change-start text:change-id="ct294706032"/>then required to<text:change-end text:change-id="ct294706032"/><text:change text:change-id="ct294706128"/><text:change-start text:change-id="ct294705904"/> not send any more CAN frames on the OpenLCB-CAN link<text:change-end text:change-id="ct294705904"/> until reset<text:change text:change-id="ct483733328"/><text:change-start text:change-id="ct483966624"/> by the user.<text:change-end text:change-id="ct483966624"/></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text:change text:change-id="ct483733200"/><text:change-start text:change-id="ct483733056"/>shall<text:change-end text:change-id="ct483733056"/>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Frame Format (Normative)<text:tab/>1</text:p>
          <text:p text:style-name="P13"><text:s/>5 States<text:tab/>2</text:p>
          <text:p text:style-name="P13"><text:s/>6 CAN-specific Control Frames and Interactions (Normative).<text:tab/>3</text:p>
          <text:p text:style-name="P14"><text:s/>6.1 Control Frame Format<text:tab/>3</text:p>
          <text:p text:style-name="P14"><text:s/>6.2 Interactions<text:tab/>3</text:p>
          <text:p text:style-name="P12"><text:s/>6.2.1 Reserving a Node ID Alias<text:tab/>3</text:p>
          <text:p text:style-name="P12"><text:s/>6.2.2 Transition to Permitted State<text:tab/>4</text:p>
          <text:p text:style-name="P12"><text:s/>6.2.3 Node ID Alias validation<text:tab/>4</text:p>
          <text:p text:style-name="P12"><text:s/>6.2.4 Transition to Inhibited State<text:tab/>4</text:p>
          <text:p text:style-name="P12"><text:s/>6.2.5 Node ID Alias Collision Handling<text:tab/>5</text:p>
          <text:p text:style-name="P12"><text:s/>6.2.6 Duplicate Node ID Handling<text:tab/>5</text:p>
          <text:p text:style-name="P14"><text:s/>6.3 Node ID Alias Generation<text:tab/>5</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5E-017) rotate (0.7853981633973) translate (0.222222222222222in 6.2629975940507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2-11-21T19:23:14">11/21/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11-21T19:23:14">Nov 21, 2012</text:date></text:p>
            </table:table-cell>
            <table:table-cell table:style-name="Table1.C1" office:value-type="string">
              <text:p text:style-name="MP8">Draft</text:p>
            </table:table-cell>
          </table:table-row>
        </table:table>
        <text:p text:style-name="Header"/>
      </style:header>
      <style:footer>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2-11-21T19:23:14">11/21/2012</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Standard</dc:title>
    <meta:initial-creator>Alex Shepherd</meta:initial-creator>
    <meta:creation-date>2009-01-22T07:11:27</meta:creation-date>
    <meta:editing-cycles>212</meta:editing-cycles>
    <meta:editing-duration>P3DT14H40M4S</meta:editing-duration>
    <meta:generator>OpenOffice.org/3.4.1$Unix OpenOffice.org_project/341m1$Build-9593</meta:generator>
    <dc:date>2012-11-21T19:23:14</dc:date>
    <dc:creator>Bob Jacobsen</dc:creator>
    <meta:keyword>OpenLCB-CANFrame Transfer</meta:keyword>
    <meta:printed-by>Bob Jacobsen</meta:printed-by>
    <meta:print-date>2010-10-15T15:58:33</meta:print-date>
    <meta:document-statistic meta:table-count="3" meta:image-count="1" meta:object-count="0" meta:page-count="6" meta:paragraph-count="192" meta:word-count="2168" meta:character-count="12750"/>
    <meta:user-defined meta:name="Info 1"/>
    <meta:user-defined meta:name="Info 2"/>
    <meta:user-defined meta:name="Info 3"/>
    <meta:user-defined meta:name="Info 4"/>
  </office:meta>
</office:document-meta>
</file>